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808cm" style:rel-column-width="14680*"/>
    </style:style>
    <style:style style:name="Tabela6.B" style:family="table-column">
      <style:table-column-properties style:column-width="7.481cm" style:rel-column-width="28837*"/>
    </style:style>
    <style:style style:name="Tabela6.C" style:family="table-column">
      <style:table-column-properties style:column-width="5.711cm" style:rel-column-width="22018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8f55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able_20_Contents">
      <style:text-properties style:font-name="Arial1" fo:font-size="14pt" officeooo:rsid="0029a65f" officeooo:paragraph-rsid="0029a65f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30ea55" officeooo:paragraph-rsid="0030ea5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 style:list-style-name="L2">
      <style:paragraph-properties fo:text-align="start" style:justify-single-word="false"/>
      <style:text-properties style:font-name="Arial1" fo:font-size="14pt" officeooo:rsid="0030ea55" officeooo:paragraph-rsid="0030ea55" style:font-size-asian="14pt" style:font-size-complex="14pt"/>
    </style:style>
    <style:style style:name="P13" style:family="paragraph" style:parent-style-name="Table_20_Contents" style:list-style-name="L2">
      <style:paragraph-properties fo:text-align="start" style:justify-single-word="false"/>
      <style:text-properties style:font-name="Arial1" fo:font-size="14pt" officeooo:rsid="00310913" officeooo:paragraph-rsid="00310913" style:font-size-asian="14pt" style:font-size-complex="14pt"/>
    </style:style>
    <style:style style:name="P14" style:family="paragraph" style:parent-style-name="Table_20_Contents">
      <style:text-properties style:font-name="Arial1" fo:font-size="14pt" officeooo:rsid="0034c3df" officeooo:paragraph-rsid="0031c486" style:font-size-asian="14pt" style:font-size-complex="14pt"/>
    </style:style>
    <style:style style:name="P15" style:family="paragraph" style:parent-style-name="Table_20_Contents" style:list-style-name="L7">
      <style:text-properties style:font-name="Arial1" fo:font-size="14pt" officeooo:rsid="0034c3df" officeooo:paragraph-rsid="0031c486" style:font-size-asian="14pt" style:font-size-complex="14pt"/>
    </style:style>
    <style:style style:name="P16" style:family="paragraph" style:parent-style-name="Table_20_Contents" style:list-style-name="L8">
      <style:text-properties style:font-name="Arial1" fo:font-size="14pt" officeooo:rsid="0034c3df" officeooo:paragraph-rsid="0031c486" style:font-size-asian="14pt" style:font-size-complex="14pt"/>
    </style:style>
    <style:style style:name="P17" style:family="paragraph" style:parent-style-name="Table_20_Contents">
      <style:text-properties style:font-name="Arial1" fo:font-size="14pt" officeooo:rsid="003302cd" officeooo:paragraph-rsid="0031c486" style:font-size-asian="14pt" style:font-size-complex="14pt"/>
    </style:style>
    <style:style style:name="P18" style:family="paragraph" style:parent-style-name="Table_20_Contents">
      <style:text-properties style:font-name="Arial1" fo:font-size="14pt" officeooo:rsid="0031c486" officeooo:paragraph-rsid="0031c486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31c486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34c3df" officeooo:paragraph-rsid="0031c486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31c486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text-properties style:font-name="Arial1" fo:font-size="14pt" fo:font-style="italic" officeooo:rsid="0034c3df" officeooo:paragraph-rsid="0031c486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1" fo:font-size="14pt" fo:font-style="italic" officeooo:rsid="003302cd" officeooo:paragraph-rsid="0031c486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1" fo:font-size="14pt" fo:font-style="italic" officeooo:rsid="0031c486" officeooo:paragraph-rsid="0031c486" style:font-size-asian="14pt" style:font-style-asian="italic" style:font-size-complex="14pt" style:font-style-complex="italic"/>
    </style:style>
    <style:style style:name="P25" style:family="paragraph" style:parent-style-name="Standard" style:list-style-name="L1">
      <style:text-properties officeooo:paragraph-rsid="0029a65f"/>
    </style:style>
    <style:style style:name="P26" style:family="paragraph" style:parent-style-name="Standard" style:list-style-name="L3">
      <style:text-properties style:font-name="Arial1" fo:font-size="16pt" fo:font-style="italic" fo:font-weight="bold" officeooo:rsid="001fe870" officeooo:paragraph-rsid="0029a65f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text-properties style:font-name="Arial1" fo:font-size="16pt" fo:font-style="italic" fo:font-weight="bold" officeooo:rsid="001fe870" officeooo:paragraph-rsid="0031c486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 style:list-style-name="L4">
      <style:text-properties officeooo:paragraph-rsid="0031c486"/>
    </style:style>
    <style:style style:name="P29" style:family="paragraph" style:parent-style-name="Standard">
      <style:text-properties officeooo:paragraph-rsid="0031c486"/>
    </style:style>
    <style:style style:name="P30" style:family="paragraph" style:parent-style-name="Standard">
      <style:text-properties fo:font-size="22pt" fo:font-style="italic" officeooo:rsid="001fe870" officeooo:paragraph-rsid="0031c486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f7d43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style:text-underline-style="none" fo:font-weight="bold" officeooo:rsid="0030ea55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7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22pt" fo:font-style="italic" fo:font-weight="bold" officeooo:rsid="001fe870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officeooo:rsid="002b93ca"/>
    </style:style>
    <style:style style:name="T10" style:family="text">
      <style:text-properties officeooo:rsid="0030ea55"/>
    </style:style>
    <style:style style:name="T11" style:family="text">
      <style:text-properties officeooo:rsid="0034c3df"/>
    </style:style>
    <style:style style:name="T12" style:family="text">
      <style:text-properties officeooo:rsid="0041748c"/>
    </style:style>
    <style:style style:name="T13" style:family="text">
      <style:text-properties officeooo:rsid="00443405"/>
    </style:style>
    <style:style style:name="T14" style:family="text">
      <style:text-properties fo:font-style="italic" officeooo:rsid="00443405" style:font-style-asian="italic" style:font-style-complex="italic"/>
    </style:style>
    <style:style style:name="T15" style:family="text">
      <style:text-properties fo:font-style="italic" officeooo:rsid="003302cd" style:font-style-asian="italic" style:font-style-complex="italic"/>
    </style:style>
    <style:style style:name="T16" style:family="text">
      <style:text-properties fo:font-style="italic" officeooo:rsid="0031c486" style:font-style-asian="italic" style:font-style-complex="italic"/>
    </style:style>
    <style:style style:name="T17" style:family="text">
      <style:text-properties officeooo:rsid="003302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9">5.04 </text:span>– <text:span text:style-name="T1">Gerenciar Atendimentos – </text:span></text:p>
      <text:p text:style-name="P5"><text:s text:c="17"/><text:span text:style-name="T10">Extração de Relatórios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Como <text:span text:style-name="T2">Administrador</text:span></text:p>
            <text:p text:style-name="P11">Eu quero <text:span text:style-name="T3">emitir relatórios sobre atendimentos</text:span></text:p>
            <text:p text:style-name="P11">De modo que <text:span text:style-name="T2">eu possa </text:span><text:span text:style-name="T3">extrair informações gerenciais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p text:style-name="P2"/>
      <text:list xml:id="list2240594187" text:style-name="L1">
        <text:list-item>
          <text:p text:style-name="P25"><text:span text:style-name="T4">Relatórios</text:span><text:span text:style-name="T6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Relatório Geral de Atendimentos</text:p>
          </table:table-cell>
        </table:table-row>
        <table:table-row>
          <table:table-cell table:style-name="Tabela3.A2" office:value-type="string">
            <text:p text:style-name="P8"><text:s text:c="5"/><text:span text:style-name="T10">Ao listar Atendimentos, possibilitar a emissão de relatório em fortado PDF dos itens filtrados, no relatório deve conter os seguintes dados:</text:span></text:p>
            <text:list xml:id="list811666106" text:style-name="L2">
              <text:list-item>
                <text:p text:style-name="P12">Nome do Animal (ANIMAL.NOME)</text:p>
              </text:list-item>
              <text:list-item>
                <text:p text:style-name="P12">Data (ATENDIMENTO.DATA)</text:p>
              </text:list-item>
              <text:list-item>
                <text:p text:style-name="P12">Insumos (ATENDIMENTO_INSUMO.INSUMO.DESCRICAO</text:p>
              </text:list-item>
              <text:list-item>
                <text:p text:style-name="P13">Procedimentos(ATENDIMENTO_PROCEDIMENTO.PROCEDIMENTO.DESCRICAO</text:p>
              </text:list-item>
              <text:list-item>
                <text:p text:style-name="P12">Data de Finalização (ATENDIMENTO.DATA_FINALIZACAO)</text:p>
              </text:list-item>
              <text:list-item>
                <text:p text:style-name="P12">Observações (ATENDIMENTO.OBSERVACOES)</text:p>
              </text:list-item>
            </text:list>
            <text:p text:style-name="P7"/>
          </table:table-cell>
        </table:table-row>
      </table:table>
      <text:list xml:id="list725448578" text:style-name="L3">
        <text:list-header>
          <text:p text:style-name="P26"/>
        </text:list-header>
      </text:list>
      <text:p text:style-name="P30"/>
      <text:list xml:id="list3459499471" text:style-name="L4">
        <text:list-item>
          <text:p text:style-name="P28"><text:span text:style-name="T5">Ações</text:span><text:span text:style-name="T7">:</text:span></text:p>
        </text:list-item>
      </text:list>
      <text:p text:style-name="P29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9"><text:s/><text:span text:style-name="T11">Nome</text:span></text:p>
          </table:table-cell>
          <table:table-cell table:style-name="Tabela6.A1" office:value-type="string">
            <text:p text:style-name="P20">Evento</text:p>
          </table:table-cell>
          <table:table-cell table:style-name="Tabela6.C1" office:value-type="string">
            <text:p text:style-name="P21"><text:s/><text:span text:style-name="T11">Ação</text:span></text:p>
          </table:table-cell>
        </table:table-row>
        <table:table-row>
          <table:table-cell table:style-name="Tabela6.A2" office:value-type="string">
            <text:p text:style-name="P24">Emitir Relatório</text:p>
          </table:table-cell>
          <table:table-cell table:style-name="Tabela6.A2" office:value-type="string">
            <text:list xml:id="list3729678959" text:style-name="L7">
              <text:list-header>
                <text:p text:style-name="P15">Clicar no botão “<text:span text:style-name="T16">Emitir Relatório</text:span>”</text:p>
              </text:list-header>
            </text:list>
          </table:table-cell>
          <table:table-cell table:style-name="Tabela6.C2" office:value-type="string">
            <text:p text:style-name="P18">Emite relatório com os atendimentos listados</text:p>
          </table:table-cell>
        </table:table-row>
      </table:table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16:06.721000000</dc:date>
    <meta:editing-duration>PT43M54S</meta:editing-duration>
    <meta:editing-cycles>17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4" meta:word-count="94" meta:character-count="772" meta:non-whitespace-character-count="681"/>
  </office:meta>
</office:document-meta>
</file>